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45F9F788C75BD5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break-before="page"/>
    </style:style>
    <style:style style:name="P3" style:family="paragraph" style:parent-style-name="Text_20_body">
      <style:paragraph-properties fo:margin-top="0cm" fo:margin-bottom="0.499cm" style:contextual-spacing="false"/>
    </style:style>
    <style:style style:name="P4" style:family="paragraph" style:parent-style-name="Preformatted_20_Text">
      <style:paragraph-properties fo:break-before="page"/>
      <style:text-properties officeooo:paragraph-rsid="001f7ae8"/>
    </style:style>
    <style:style style:name="P5" style:family="paragraph" style:parent-style-name="Preformatted_20_Text">
      <style:text-properties officeooo:paragraph-rsid="001f7ae8"/>
    </style:style>
    <style:style style:name="P6" style:family="paragraph" style:parent-style-name="Preformatted_20_Text">
      <style:text-properties fo:background-color="#ffff00"/>
    </style:style>
    <style:style style:name="P7" style:family="paragraph" style:parent-style-name="Standard">
      <style:text-properties style:font-name="Calibri" fo:font-size="11pt" fo:background-color="#ffff00" style:font-size-asian="11pt" style:font-size-complex="11pt"/>
    </style:style>
    <style:style style:name="P8" style:family="paragraph" style:parent-style-name="Standard">
      <style:text-properties style:font-name="Calibri" fo:font-size="11pt" officeooo:rsid="001f7ae8" officeooo:paragraph-rsid="001f7ae8" fo:background-color="#ffff00" style:font-size-asian="11pt" style:font-size-complex="11pt"/>
    </style:style>
    <style:style style:name="P9" style:family="paragraph" style:parent-style-name="Standard">
      <style:text-properties style:font-name="Calibri" fo:font-size="11pt" fo:background-color="transparent" style:font-size-asian="11pt" style:font-size-complex="11pt"/>
    </style:style>
    <style:style style:name="P10" style:family="paragraph" style:parent-style-name="Preformatted_20_Text">
      <style:text-properties style:font-name="Calibri" fo:font-size="11pt" style:font-size-asian="11pt" style:font-size-complex="11pt"/>
    </style:style>
    <style:style style:name="P11" style:family="paragraph" style:parent-style-name="Text_20_body">
      <style:text-properties style:font-name="Calibri" fo:font-size="11pt" style:font-size-asian="11pt" style:font-size-complex="11pt"/>
    </style:style>
    <style:style style:name="P12" style:family="paragraph" style:parent-style-name="Text_20_body" style:list-style-name="L1">
      <style:text-properties style:font-name="Calibri" fo:font-size="11pt" style:font-size-asian="11pt" style:font-size-complex="11pt"/>
    </style:style>
    <style:style style:name="P13" style:family="paragraph" style:parent-style-name="Text_20_body">
      <style:text-properties style:font-name="Calibri" fo:font-size="11pt" fo:background-color="transparent" style:font-size-asian="11pt" style:font-size-complex="11pt"/>
    </style:style>
    <style:style style:name="T1" style:family="text">
      <style:text-properties officeooo:rsid="001d5351"/>
    </style:style>
    <style:style style:name="T2" style:family="text">
      <style:text-properties style:font-name="Calibri" fo:font-size="11pt" style:font-size-asian="11pt" style:font-size-complex="11pt"/>
    </style:style>
    <style:style style:name="T3" style:family="text">
      <style:text-properties style:font-name="Calibri" fo:font-size="11pt" fo:background-color="#ffff00" loext:char-shading-value="0" style:font-size-asian="11pt" style:font-size-complex="11pt"/>
    </style:style>
    <style:style style:name="T4" style:family="text">
      <style:text-properties style:font-name="Calibri" fo:font-size="11pt" officeooo:rsid="001f7ae8" fo:background-color="#ffff00" loext:char-shading-value="0" style:font-size-asian="11pt" style:font-size-complex="11pt"/>
    </style:style>
    <style:style style:name="T5" style:family="text">
      <style:text-properties style:font-name="Calibri" fo:font-size="11pt" fo:background-color="transparent" loext:char-shading-value="0"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ffff00" loext:char-shading-value="0" style:font-size-asian="11pt" style:font-size-complex="11pt"/>
    </style:style>
    <style:style style:name="T8" style:family="text">
      <style:text-properties fo:font-size="11pt" officeooo:rsid="001f7ae8" fo:background-color="#ffff00" loext:char-shading-value="0" style:font-size-asian="11pt" style:font-size-complex="11pt"/>
    </style:style>
    <style:style style:name="T9" style:family="text">
      <style:text-properties fo:font-size="11pt" fo:background-color="transparent" loext:char-shading-value="0" style:font-size-asian="11pt" style:font-size-complex="11pt"/>
    </style:style>
    <style:style style:name="T10" style:family="text">
      <style:text-properties style:font-name="Calibri"/>
    </style:style>
    <style:style style:name="T11" style:family="text">
      <style:text-properties style:font-name="Calibri" fo:font-size="11pt" style:font-size-asian="11pt" style:font-size-complex="11pt"/>
    </style:style>
    <style:style style:name="T12" style:family="text">
      <style:text-properties style:font-name="Calibri" fo:font-size="11pt" fo:background-color="#ffff00" loext:char-shading-value="0" style:font-size-asian="11pt" style:font-size-complex="11pt"/>
    </style:style>
    <style:style style:name="T13" style:family="text">
      <style:text-properties style:font-name="Calibri" fo:font-size="11pt" officeooo:rsid="001f7ae8" fo:background-color="#ffff00" loext:char-shading-value="0" style:font-size-asian="11pt" style:font-size-complex="11pt"/>
    </style:style>
    <style:style style:name="T14" style:family="text">
      <style:text-properties style:font-name="Calibri" fo:font-size="11pt" fo:background-color="transparent" loext:char-shading-value="0" style:font-size-asian="11pt" style:font-size-complex="11pt"/>
    </style:style>
    <style:style style:name="T15" style:family="text">
      <style:text-properties style:font-name="Calibri" fo:background-color="#ffff00" loext:char-shading-value="0"/>
    </style:style>
    <style:style style:name="T16" style:family="text">
      <style:text-properties style:font-name="Calibri" officeooo:rsid="001f7ae8" fo:background-color="#ffff00" loext:char-shading-value="0"/>
    </style:style>
    <style:style style:name="T17" style:family="text">
      <style:text-properties style:font-name="Calibri" fo:background-color="transparent" loext:char-shading-value="0"/>
    </style:style>
    <style:style style:name="T18"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2" text:anchor-type="char" svg:x="0cm" svg:width="0.041cm" svg:height="0.041cm" draw:z-index="0"><draw:image xlink:href="Pictures/10000000000000400000004045F9F788C75BD5C2.png" xlink:type="simple" xlink:show="embed" xlink:actuate="onLoad" draw:mime-type="image/png"/><svg:title>oier.villaluenga@gmail.com</svg:title></draw:frame><text:span text:style-name="T1">w</text:span>hat if i want to predict a song's success based on its lyrics and other factors such as artist and song genre?</text:p>
      <text:p text:style-name="P11">If you want to predict the success of a song based on its lyrics and other factors such as the artist and genre, you could still use a machine learning algorithm like a random forest. However, you would need to include these additional factors in the training data and the input to the model.</text:p>
      <text:p text:style-name="P11">To do this, you would need to first encode the artist and genre information into a numerical representation that the algorithm can understand. This can be done using a technique called one-hot encoding, where each unique artist and genre is assigned a binary vector with a 1 in the position corresponding to that artist or genre, and 0s in all other positions.</text:p>
      <text:p text:style-name="P11">Once you have prepared the data, you can train a random forest model by providing it with the one-hot encoded artist and genre vectors, the bag-of-words representation of the lyrics, and the corresponding success metrics (e.g. ranking in the billboard charts). The model will learn to associate these factors with success, and you can then use it to make predictions on new songs.</text:p>
      <text:p text:style-name="P11">Overall, incorporating additional factors like the artist and genre can help improve the accuracy of the model, as these factors may have a significant impact on a song's success. By using a machine learning algorithm like a random forest, you can take advantage of these additional factors and make more accurate predictions about a song's success.</text:p>
      <text:p text:style-name="P7">to predict the success of a song in the billboard charts based on lyrics and other factors such as artist, entry position, music genre, production values, etc. what unsupervised learning algorithm could i use? and is there any alternative supervised learning algorithm to random forest? what about xgboost? </text:p>
      <text:p text:style-name="P7"/>
      <text:p text:style-name="P13">If you want to use an unsupervised learning algorithm to predict the success of a song in the billboard charts based on its lyrics and other factors, one possible approach you could use is clustering. Clustering is a machine learning technique that involves dividing a dataset into groups (or clusters) based on the similarity of the data points within each group.</text:p>
      <text:p text:style-name="P11">To use clustering for this problem, you would need to first encode the artist, genre, and other factors into a numerical representation that the algorithm can understand. This can be done using techniques like one-hot encoding and bag-of-words, as described in the previous answer.</text:p>
      <text:p text:style-name="P11">Once you have prepared the data, you can train a clustering algorithm like <text:span text:style-name="T18">k-means</text:span> on the encoded vectors and the bag-of-words representation of the lyrics. The algorithm will partition the data into groups, and you can then analyze the characteristics of each group to see if they correspond to different levels of success in the billboard charts. For example, you might find that certain artists, genres, or lyrics are more common in the most successful songs.</text:p>
      <text:p text:style-name="P11">As an alternative to random forest, you could also use a supervised learning algorithm like XGBoost for this problem. XGBoost is a powerful and widely-used algorithm that can be used for both regression and classification tasks. It works by training multiple decision trees on the data, and then combining the results to make a final prediction. Like random forest, XGBoost can handle large and complex datasets, and it can produce highly accurate results. Overall, there are many different machine learning algorithms that you could use to predict the success of a song based on its lyrics and other factors. The best approach will depend on the specific details of the dataset and the goals of the analysis, and it may be worth experimenting with different algorithms to see which one produces the most accurate predictions.</text:p>
      <text:p text:style-name="P7"><text:soft-page-break/>can you explain how to encode the artists, genre and other factors using techniques like one-hot encoding and bag-of-words?</text:p>
      <text:p text:style-name="P9"/>
      <text:p text:style-name="P13">To encode the artist, genre, and other factors using techniques like one-hot encoding and bag-of-words, you would need to convert the text data into a numerical representation that a machine learning algorithm can understand. Here is an overview of how to do this:</text:p>
      <text:list xml:id="list3348409042" text:style-name="L1">
        <text:list-item>
          <text:p text:style-name="P12">One-hot encoding: This technique involves assigning a binary vector to each unique artist, genre, or other factor. The vector has a length equal to the number of unique factors, and it has a 1 in the position corresponding to that factor, and 0s in all other positions. For example, if you have three artists (A, B, and C), the one-hot encoded vectors for each artist would be [1, 0, 0], [0, 1, 0], and [0, 0, 1], respectively.</text:p>
        </text:list-item>
        <text:list-item>
          <text:p text:style-name="P12">Bag-of-words: This technique involves creating a vocabulary of words from the lyrics of all the songs in the dataset. Then, for each song, you count the number of times each word appears in the lyrics and create a vector with these counts. This vector represents the "bag" of words in the song's lyrics, and it can be used as input to a machine learning algorithm.</text:p>
        </text:list-item>
      </text:list>
      <text:p text:style-name="P11">To apply these techniques, you would first need to preprocess the text data to remove any irrelevant information and ensure that it is in a consistent format. This might involve steps like tokenization (splitting the text into individual words), stemming (reducing words to their root form), and stopword removal (removing common words like "the" and "and").</text:p>
      <text:p text:style-name="P11">Once you have prepared the data, you can apply the one-hot encoding and bag-of-words techniques to convert the artist, genre, and lyrics information into numerical vectors that can be used as input to a machine learning algorithm. These vectors will capture the relevant information about the songs, and the algorithm can then use them to make predictions about the success of new songs.</text:p>
      <text:p text:style-name="Preformatted_20_Text"><text:span text:style-name="Source_20_Text"><text:span text:style-name="T2"/></text:span></text:p>
      <text:p text:style-name="P5"><text:span text:style-name="Source_20_Text"><text:span text:style-name="T4"/></text:span></text:p>
      <text:p text:style-name="P4"><text:span text:style-name="Source_20_Text"><text:span text:style-name="T4">can you give me an example of tokenization with python code </text:span></text:span></text:p>
      <text:p text:style-name="P5"><text:span text:style-name="Source_20_Text"><text:span text:style-name="T2"/></text:span></text:p>
      <text:p text:style-name="Preformatted_20_Text"><text:span text:style-name="Source_20_Text"><text:span text:style-name="T2"># Import the necessary libraries</text:span></text:span></text:p>
      <text:p text:style-name="Preformatted_20_Text"><text:span text:style-name="Source_20_Text"><text:span text:style-name="T2">from nltk.tokenize import word_tokenize</text:span></text:span></text:p>
      <text:p text:style-name="P10"/>
      <text:p text:style-name="Preformatted_20_Text"><text:span text:style-name="Source_20_Text"><text:span text:style-name="T2"># Define a string of text</text:span></text:span></text:p>
      <text:p text:style-name="Preformatted_20_Text"><text:span text:style-name="Source_20_Text"><text:span text:style-name="T2">text = "This is a sample sentence for tokenization."</text:span></text:span></text:p>
      <text:p text:style-name="P10"/>
      <text:p text:style-name="Preformatted_20_Text"><text:span text:style-name="Source_20_Text"><text:span text:style-name="T2"># Tokenize the text</text:span></text:span></text:p>
      <text:p text:style-name="Preformatted_20_Text"><text:span text:style-name="Source_20_Text"><text:span text:style-name="T2">tokens = word_tokenize(text)</text:span></text:span></text:p>
      <text:p text:style-name="P10"/>
      <text:p text:style-name="Preformatted_20_Text"><text:span text:style-name="Source_20_Text"><text:span text:style-name="T2"># Print the resulting tokens</text:span></text:span></text:p>
      <text:p text:style-name="P1"><text:span text:style-name="Source_20_Text"><text:span text:style-name="T2">print(tokens)</text:span></text:span></text:p>
      <text:p text:style-name="Text_20_body"><text:span text:style-name="T2">This code will tokenize the given text using the </text:span><text:span text:style-name="Source_20_Text"><text:span text:style-name="T2">word_tokenize()</text:span></text:span><text:span text:style-name="T2"> function from the </text:span><text:span text:style-name="Source_20_Text"><text:span text:style-name="T2">nltk</text:span></text:span><text:span text:style-name="T2"> library. This function will split the text into individual words (also known as tokens), and return them as a list of strings. In this case, the output will be:</text:span></text:p>
      <text:p text:style-name="P1"><text:span text:style-name="Source_20_Text"><text:span text:style-name="T2">['This', 'is', 'a', 'sample', 'sentence', 'for', 'tokenization', '.']</text:span></text:span></text:p>
      <text:p text:style-name="P11">Tokenization is an important step in text processing, as it allows you to work with individual words and phrases instead of dealing with the entire text as a single string. This can be useful for a variety of tasks, such as part-of-speech tagging, named entity recognition, and sentiment analysis.</text:p>
      <text:p text:style-name="P8">can you give me examples of stemming and stopword removal using python </text:p>
      <text:p text:style-name="P6"><text:span text:style-name="Source_20_Text"><text:span text:style-name="T2"/></text:span></text:p>
      <text:p text:style-name="P6"><text:span text:style-name="Source_20_Text"><text:span text:style-name="T5"># Import the necessary libraries</text:span></text:span></text:p>
      <text:p text:style-name="Preformatted_20_Text"><text:span text:style-name="Source_20_Text"><text:span text:style-name="T2">from nltk.stem import PorterStemmer</text:span></text:span></text:p>
      <text:p text:style-name="Preformatted_20_Text"><text:span text:style-name="Source_20_Text"><text:span text:style-name="T2">from nltk.corpus import stopwords</text:span></text:span></text:p>
      <text:p text:style-name="P10"/>
      <text:p text:style-name="Preformatted_20_Text"><text:span text:style-name="Source_20_Text"><text:span text:style-name="T2"># Define a list of words</text:span></text:span></text:p>
      <text:p text:style-name="Preformatted_20_Text"><text:span text:style-name="Source_20_Text"><text:span text:style-name="T2">words = ['compute', 'computer', 'computing', 'computed', 'computes']</text:span></text:span></text:p>
      <text:p text:style-name="P10"/>
      <text:p text:style-name="Preformatted_20_Text"><text:span text:style-name="Source_20_Text"><text:span text:style-name="T2"># Create a stemmer object</text:span></text:span></text:p>
      <text:p text:style-name="Preformatted_20_Text"><text:span text:style-name="Source_20_Text"><text:span text:style-name="T2">stemmer = PorterStemmer()</text:span></text:span></text:p>
      <text:p text:style-name="P10"/>
      <text:p text:style-name="Preformatted_20_Text"><text:span text:style-name="Source_20_Text"><text:span text:style-name="T2"># Stem the words</text:span></text:span></text:p>
      <text:p text:style-name="Preformatted_20_Text"><text:span text:style-name="Source_20_Text"><text:span text:style-name="T2">stemmed_words = [stemmer.stem(word) for word in words]</text:span></text:span></text:p>
      <text:p text:style-name="P10"/>
      <text:p text:style-name="Preformatted_20_Text"><text:span text:style-name="Source_20_Text"><text:span text:style-name="T2"># Print the resulting stemmed words</text:span></text:span></text:p>
      <text:p text:style-name="Preformatted_20_Text"><text:span text:style-name="Source_20_Text"><text:span text:style-name="T2">print(stemmed_words)</text:span></text:span></text:p>
      <text:p text:style-name="P10"/>
      <text:p text:style-name="Preformatted_20_Text"><text:span text:style-name="Source_20_Text"><text:span text:style-name="T2"># Define a string of text</text:span></text:span></text:p>
      <text:p text:style-name="Preformatted_20_Text"><text:span text:style-name="Source_20_Text"><text:span text:style-name="T2">text = "This is a sample sentence for stopword removal."</text:span></text:span></text:p>
      <text:p text:style-name="P10"/>
      <text:p text:style-name="Preformatted_20_Text"><text:span text:style-name="Source_20_Text"><text:span text:style-name="T2"># Tokenize the text</text:span></text:span></text:p>
      <text:p text:style-name="Preformatted_20_Text"><text:span text:style-name="Source_20_Text"><text:span text:style-name="T2">tokens = word_tokenize(text)</text:span></text:span></text:p>
      <text:p text:style-name="P10"/>
      <text:p text:style-name="Preformatted_20_Text"><text:span text:style-name="Source_20_Text"><text:span text:style-name="T2"># Remove stopwords</text:span></text:span></text:p>
      <text:p text:style-name="Preformatted_20_Text"><text:span text:style-name="Source_20_Text"><text:span text:style-name="T2">filtered_tokens = [token for token in tokens if token not in stopwords.words('english')]</text:span></text:span></text:p>
      <text:p text:style-name="P10"/>
      <text:p text:style-name="Preformatted_20_Text"><text:span text:style-name="Source_20_Text"><text:span text:style-name="T2"># Print the resulting filtered tokens</text:span></text:span></text:p>
      <text:p text:style-name="P1"><text:span text:style-name="Source_20_Text"><text:span text:style-name="T2">print(filtered_tokens)</text:span></text:span></text:p>
      <text:p text:style-name="P3"><text:soft-page-break/><text:span text:style-name="Source_20_Text"><text:span text:style-name="T2">This code will use the PorterStemmer class from the nltk library to stem the given list of words, and the stopwords corpus to remove stopwords from a sample sentence.</text:span></text:span></text:p>
      <text:p text:style-name="Text_20_body"><text:span text:style-name="T2">In the first part of the code, the </text:span><text:span text:style-name="Source_20_Text"><text:span text:style-name="T2">PorterStemmer</text:span></text:span><text:span text:style-name="T2"> object will stem each word in the list by reducing it to its root form. For example, the word "computer" will be stemmed to "comput". This can help reduce the size of the vocabulary and improve the efficiency of the algorithm.</text:span></text:p>
      <text:p text:style-name="Text_20_body"><text:span text:style-name="T2">In the second part of the code, the </text:span><text:span text:style-name="Source_20_Text"><text:span text:style-name="T2">stopwords</text:span></text:span><text:span text:style-name="T2"> corpus will be used to remove common words like "the" and "and" from the sentence. This can help focus the algorithm on the more meaningful words in the text, and improve the accuracy of the results.</text:span></text:p>
      <text:p text:style-name="P11">Overall, stemming and stopword removal are useful techniques for preprocessing text data and improving the performance of natural language processing algorithms. By applying these techniques, you can extract the most relevant information from the text and use it to make more accurate predictions.</text:p>
      <text:p text:style-name="P3"><text:span text:style-name="Source_20_Text"><text:span text:style-name="T3">can you give me a complete breakthrough example of how to convert text data into a numerical representation using a one-hot encoding technique, from data preprocessing including tokenization, stemming and stopword removal to one-hot encoding application </text:span></text:span></text:p>
      <text:p text:style-name="P1"><text:span text:style-name="Source_20_Text"><text:span text:style-name="T2"># Import the necessary libraries</text:span></text:span></text:p>
      <text:p text:style-name="Preformatted_20_Text"><text:span text:style-name="Source_20_Text"><text:span text:style-name="T2">import pandas as pd</text:span></text:span></text:p>
      <text:p text:style-name="Preformatted_20_Text"><text:span text:style-name="Source_20_Text"><text:span text:style-name="T2">from sklearn.preprocessing import OneHotEncoder</text:span></text:span></text:p>
      <text:p text:style-name="Preformatted_20_Text"><text:span text:style-name="Source_20_Text"><text:span text:style-name="T2">from nltk.tokenize import word_tokenize</text:span></text:span></text:p>
      <text:p text:style-name="Preformatted_20_Text"><text:span text:style-name="Source_20_Text"><text:span text:style-name="T2">from nltk.stem import PorterStemmer</text:span></text:span></text:p>
      <text:p text:style-name="Preformatted_20_Text"><text:span text:style-name="Source_20_Text"><text:span text:style-name="T2">from nltk.corpus import stopwords</text:span></text:span></text:p>
      <text:p text:style-name="P10"/>
      <text:p text:style-name="Preformatted_20_Text"><text:span text:style-name="Source_20_Text"><text:span text:style-name="T2"># Define a sample dataset</text:span></text:span></text:p>
      <text:p text:style-name="Preformatted_20_Text"><text:span text:style-name="Source_20_Text"><text:span text:style-name="T2">data = {</text:span></text:span></text:p>
      <text:p text:style-name="Preformatted_20_Text"><text:span text:style-name="Source_20_Text"><text:span text:style-name="T2"><text:s text:c="4"/>'artist': ['A', 'B', 'C'],</text:span></text:span></text:p>
      <text:p text:style-name="Preformatted_20_Text"><text:span text:style-name="Source_20_Text"><text:span text:style-name="T2"><text:s text:c="4"/>'genre': ['rock', 'pop', 'jazz'],</text:span></text:span></text:p>
      <text:p text:style-name="Preformatted_20_Text"><text:span text:style-name="Source_20_Text"><text:span text:style-name="T2"><text:s text:c="4"/>'lyrics': ['I love rock and roll', 'Baby, baby, baby oh', 'It had to be you']</text:span></text:span></text:p>
      <text:p text:style-name="Preformatted_20_Text"><text:span text:style-name="Source_20_Text"><text:span text:style-name="T2">}</text:span></text:span></text:p>
      <text:p text:style-name="P10"/>
      <text:p text:style-name="Preformatted_20_Text"><text:span text:style-name="Source_20_Text"><text:span text:style-name="T2"># Convert the dataset to a Pandas dataframe</text:span></text:span></text:p>
      <text:p text:style-name="Preformatted_20_Text"><text:span text:style-name="Source_20_Text"><text:span text:style-name="T2">df = pd.DataFrame(data)</text:span></text:span></text:p>
      <text:p text:style-name="P10"/>
      <text:p text:style-name="Preformatted_20_Text"><text:span text:style-name="Source_20_Text"><text:span text:style-name="T2"># Define a function to preprocess the text data</text:span></text:span></text:p>
      <text:p text:style-name="Preformatted_20_Text"><text:span text:style-name="Source_20_Text"><text:span text:style-name="T2">def preprocess(text):</text:span></text:span></text:p>
      <text:p text:style-name="Preformatted_20_Text"><text:span text:style-name="Source_20_Text"><text:span text:style-name="T2"><text:s text:c="4"/># Tokenize the text</text:span></text:span></text:p>
      <text:p text:style-name="Preformatted_20_Text"><text:span text:style-name="Source_20_Text"><text:span text:style-name="T2"><text:s text:c="4"/>tokens = word_tokenize(text)</text:span></text:span></text:p>
      <text:p text:style-name="P10"/>
      <text:p text:style-name="Preformatted_20_Text"><text:span text:style-name="Source_20_Text"><text:span text:style-name="T2"><text:s text:c="4"/># Remove stopwords</text:span></text:span></text:p>
      <text:p text:style-name="Preformatted_20_Text"><text:span text:style-name="Source_20_Text"><text:span text:style-name="T2"><text:s text:c="4"/>filtered_tokens = [token for token in tokens if token not in stopwords.words('english')]</text:span></text:span></text:p>
      <text:p text:style-name="P10"/>
      <text:p text:style-name="Preformatted_20_Text"><text:span text:style-name="Source_20_Text"><text:span text:style-name="T2"><text:s text:c="4"/># Create a stemmer object</text:span></text:span></text:p>
      <text:p text:style-name="Preformatted_20_Text"><text:span text:style-name="Source_20_Text"><text:span text:style-name="T2"><text:s text:c="4"/>stemmer = PorterStemmer()</text:span></text:span></text:p>
      <text:p text:style-name="P10"/>
      <text:p text:style-name="Preformatted_20_Text"><text:span text:style-name="Source_20_Text"><text:span text:style-name="T2"><text:s text:c="4"/># Stem the filtered tokens</text:span></text:span></text:p>
      <text:p text:style-name="Preformatted_20_Text"><text:span text:style-name="Source_20_Text"><text:span text:style-name="T2"><text:s text:c="4"/>stemmed_tokens = [stemmer.stem(token) for token in filtered_tokens]</text:span></text:span></text:p>
      <text:p text:style-name="P10"/>
      <text:p text:style-name="Preformatted_20_Text"><text:soft-page-break/><text:span text:style-name="Source_20_Text"><text:span text:style-name="T2"><text:s text:c="4"/># Return the resulting list of stemmed tokens</text:span></text:span></text:p>
      <text:p text:style-name="Preformatted_20_Text"><text:span text:style-name="Source_20_Text"><text:span text:style-name="T2"><text:s text:c="4"/>return stemmed_tokens</text:span></text:span></text:p>
      <text:p text:style-name="P10"/>
      <text:p text:style-name="Preformatted_20_Text"><text:span text:style-name="Source_20_Text"><text:span text:style-name="T2"># Preprocess the lyrics</text:span></text:span></text:p>
      <text:p text:style-name="Preformatted_20_Text"><text:span text:style-name="Source_20_Text"><text:span text:style-name="T2">df['lyrics'] = df['lyrics'].apply(preprocess)</text:span></text:span></text:p>
      <text:p text:style-name="P10"/>
      <text:p text:style-name="Preformatted_20_Text"><text:span text:style-name="Source_20_Text"><text:span text:style-name="T2"># One-hot encode the artist and genre columns</text:span></text:span></text:p>
      <text:p text:style-name="Preformatted_20_Text"><text:span text:style-name="Source_20_Text"><text:span text:style-name="T2">encoder = OneHotEncoder(sparse=False)</text:span></text:span></text:p>
      <text:p text:style-name="Preformatted_20_Text"><text:span text:style-name="Source_20_Text"><text:span text:style-name="T2">encoder.fit(df[['artist', 'genre']])</text:span></text:span></text:p>
      <text:p text:style-name="Preformatted_20_Text"><text:span text:style-name="Source_20_Text"><text:span text:style-name="T2">onehot_artist_genre = encoder.transform(df[['artist', 'genre']])</text:span></text:span></text:p>
      <text:p text:style-name="P10"/>
      <text:p text:style-name="Preformatted_20_Text"><text:span text:style-name="Source_20_Text"><text:span text:style-name="T2"># Print the resulting one-hot encoded vectors</text:span></text:span></text:p>
      <text:p text:style-name="P1"><text:span text:style-name="Source_20_Text"><text:span text:style-name="T2">print(onehot_artist_genre)</text:span></text:span></text:p>
      <text:p text:style-name="P3"><text:span text:style-name="Source_20_Text"><text:span text:style-name="T2">This code will define a sample dataset with three songs, each with an artist, genre, and lyrics. It will then preprocess the lyrics using tokenization, stopword removal, and stemming, and apply a one-hot encoding to the artist and genre columns.</text:span></text:span></text:p>
      <text:p text:style-name="P11">The preprocessing step will tokenize the lyrics, remove stopwords, and stem the remaining words to reduce them to their root form. This will produce a list of stemmed tokens for each song, which can then be used as input to the one-hot encoding step.</text:p>
      <text:p text:style-name="Text_20_body"><text:span text:style-name="T2">The one-hot encoding step will use the </text:span><text:span text:style-name="Source_20_Text"><text:span text:style-name="T2">OneHotEncoder</text:span></text:span><text:span text:style-name="T2"> class from the </text:span><text:span text:style-name="Source_20_Text"><text:span text:style-name="T2">sklearn</text:span></text:span><text:span text:style-name="T2"> library to convert the artist and genre columns into binary vectors. The resulting vectors will have a length equal to the number of unique artists and genres in the dataset, and they will have a 1 in the position corresponding to that artist or genre, and 0s in all other positions.</text:span></text:p>
      <text:p text:style-name="P11">In this case, the output will be a matrix of one-hot encoded vectors, where each row represents a song and each column represents a unique artist or genre:</text:p>
      <text:p text:style-name="P1"><text:span text:style-name="Source_20_Text"><text:span text:style-name="T2">[[1. 0. 0. 1. 0. 0.]</text:span></text:span></text:p>
      <text:p text:style-name="Preformatted_20_Text"><text:span text:style-name="Source_20_Text"><text:span text:style-name="T2"><text:s/>[0. 1. 0. 0. 1. 0.]</text:span></text:span></text:p>
      <text:p text:style-name="P1"><text:span text:style-name="Source_20_Text"><text:span text:style-name="T2"><text:s/>[0. 0. 1. 0. 0. 1.]]</text:span></text:span></text:p>
      <text:p text:style-name="P11">This matrix can then be used as input to a machine learning algorithm, which can use the encoded information to make predictions about the success of new songs based on their artist, genre, and lyrics.</text:p>
      <text:p text:style-name="P1"><text:span text:style-name="Source_20_Text"><text:span text:style-name="T2"/></text:span></text:p>
      <text:p text:style-name="P2"><text:span text:style-name="Source_20_Text"><text:span text:style-name="T2"/></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5T18:04:03.972000000</dc:date>
    <meta:editing-duration>PT16M47S</meta:editing-duration>
    <meta:editing-cycles>3</meta:editing-cycles>
    <meta:generator>LibreOffice/7.3.3.2$Windows_X86_64 LibreOffice_project/d1d0ea68f081ee2800a922cac8f79445e4603348</meta:generator>
    <meta:document-statistic meta:table-count="0" meta:image-count="1" meta:object-count="0" meta:page-count="6" meta:paragraph-count="95" meta:word-count="1798" meta:character-count="11052" meta:non-whitespace-character-count="9293"/>
  </office:meta>
</office:document-meta>
</file>